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2279a"/>
    </style:style>
    <style:style style:name="P4" style:family="paragraph" style:parent-style-name="Standard">
      <style:text-properties style:font-name="sans-serif" fo:font-size="15pt" style:font-size-asian="15pt"/>
    </style:style>
    <style:style style:name="P5" style:family="paragraph" style:parent-style-name="Standard">
      <style:paragraph-properties fo:text-align="center" style:justify-single-word="false"/>
      <style:text-properties style:font-name="sans-serif"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sans-serif"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sans-serif" fo:font-size="14pt" fo:font-weight="bold" officeooo:rsid="0012279a" officeooo:paragraph-rsid="0012279a"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sans-serif" fo:font-size="13.5pt" fo:font-weight="bold" style:font-size-asian="13.5pt" style:font-weight-asian="bold" style:font-size-complex="13.5pt" style:font-weight-complex="bold"/>
    </style:style>
    <style:style style:name="P9" style:family="paragraph" style:parent-style-name="Standard">
      <style:paragraph-properties fo:text-align="center" style:justify-single-word="false"/>
      <style:text-properties style:font-name="sans-serif" fo:font-size="13.5pt" fo:font-weight="bold" officeooo:rsid="0012279a" officeooo:paragraph-rsid="0012279a" style:font-size-asian="13.5pt" style:font-weight-asian="bold" style:font-size-complex="13.5pt" style:font-weight-complex="bold"/>
    </style:style>
    <style:style style:name="P10"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3pt" style:font-size-asian="13pt" style:font-size-complex="13pt"/>
    </style:style>
    <style:style style:name="P12" style:family="paragraph" style:parent-style-name="Standard">
      <style:paragraph-properties fo:text-align="center" style:justify-single-word="false"/>
      <style:text-properties fo:font-size="13.5pt" style:font-size-asian="13.5pt" style:font-size-complex="13.5pt"/>
    </style:style>
    <style:style style:name="P13" style:family="paragraph" style:parent-style-name="Standard">
      <style:paragraph-properties fo:text-align="center" style:justify-single-word="false"/>
      <style:text-properties fo:font-size="13.5pt" officeooo:paragraph-rsid="0012279a" style:font-size-asian="13.5pt" style:font-size-complex="13.5pt"/>
    </style:style>
    <style:style style:name="P14" style:family="paragraph" style:parent-style-name="Standard">
      <style:paragraph-properties fo:text-align="center"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style:text-underline-style="none" fo:font-weight="normal" officeooo:rsid="00137038" officeooo:paragraph-rsid="0019edf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37038" officeooo:paragraph-rsid="0018660d"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7038" officeooo:paragraph-rsid="00137038"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7038" officeooo:paragraph-rsid="0019edfb"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7038" officeooo:paragraph-rsid="00137038"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7038" officeooo:paragraph-rsid="0019edfb" style:font-size-asian="18pt" style:font-weight-asian="bold" style:font-size-complex="18pt" style:font-weight-complex="bold"/>
    </style:style>
    <style:style style:name="P22" style:family="paragraph" style:parent-style-name="Standard" style:master-page-name="Standard">
      <style:paragraph-properties style:page-number="auto"/>
    </style:style>
    <style:style style:name="P23" style:family="paragraph" style:parent-style-name="Standard">
      <style:paragraph-properties fo:text-align="start" style:justify-single-word="false"/>
      <style:text-properties fo:font-size="14pt" style:text-underline-style="none" fo:font-weight="normal" officeooo:rsid="00137038" officeooo:paragraph-rsid="0019edf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37038" officeooo:paragraph-rsid="001bcf36"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0137038" officeooo:paragraph-rsid="001e469c" style:font-size-asian="12.25pt" style:font-style-asian="italic" style:font-weight-asian="normal" style:font-size-complex="14pt" style:font-style-complex="italic" style:font-weight-complex="normal"/>
    </style:style>
    <style:style style:name="T1" style:family="text">
      <style:text-properties style:font-name="sans-serif" fo:font-size="13pt" fo:font-weight="bold" style:font-size-asian="13pt" style:font-weight-asian="bold" style:font-size-complex="13pt" style:font-weight-complex="bold"/>
    </style:style>
    <style:style style:name="T2" style:family="text">
      <style:text-properties style:font-name="sans-serif" fo:font-size="13pt" fo:font-weight="bold" officeooo:rsid="0012279a" style:font-size-asian="13pt" style:font-weight-asian="bold" style:font-size-complex="13pt" style:font-weight-complex="bold"/>
    </style:style>
    <style:style style:name="T3" style:family="text">
      <style:text-properties style:font-name="sans-serif" fo:font-size="13.5pt" fo:font-weight="bold" style:font-size-asian="13.5pt" style:font-weight-asian="bold" style:font-size-complex="13.5pt" style:font-weight-complex="bold"/>
    </style:style>
    <style:style style:name="T4" style:family="text">
      <style:text-properties style:font-name="sans-serif" fo:font-size="13.5pt" fo:font-weight="bold" officeooo:rsid="0012279a" style:font-size-asian="13.5pt" style:font-weight-asian="bold" style:font-size-complex="13.5pt" style:font-weight-complex="bold"/>
    </style:style>
    <style:style style:name="T5" style:family="text">
      <style:text-properties style:font-name="sans-serif" fo:font-size="12pt" fo:font-weight="bold" style:font-size-asian="12pt" style:font-weight-asian="bold" style:font-size-complex="12pt" style:font-weight-complex="bold"/>
    </style:style>
    <style:style style:name="T6" style:family="text">
      <style:text-properties style:font-name="sans-serif" fo:font-size="12pt" fo:font-weight="bold" officeooo:rsid="0012279a"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officeooo:rsid="0015bca4" style:font-style-asian="italic" style:font-style-complex="italic"/>
    </style:style>
    <style:style style:name="T9" style:family="text">
      <style:text-properties fo:font-style="italic" officeooo:rsid="001bcf36"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5bca4" style:font-style-asian="normal" style:font-style-complex="normal"/>
    </style:style>
    <style:style style:name="T12" style:family="text">
      <style:text-properties fo:font-style="normal" officeooo:rsid="001652c3" style:font-style-asian="normal" style:font-style-complex="normal"/>
    </style:style>
    <style:style style:name="T13" style:family="text">
      <style:text-properties fo:font-style="normal" officeooo:rsid="0017c3d1" style:font-style-asian="normal" style:font-style-complex="normal"/>
    </style:style>
    <style:style style:name="T14" style:family="text">
      <style:text-properties fo:font-style="normal" officeooo:rsid="0018660d" style:font-style-asian="normal" style:font-style-complex="normal"/>
    </style:style>
    <style:style style:name="T15" style:family="text">
      <style:text-properties fo:font-style="normal" officeooo:rsid="0019edfb" style:font-style-asian="normal" style:font-style-complex="normal"/>
    </style:style>
    <style:style style:name="T16" style:family="text">
      <style:text-properties fo:font-style="normal" officeooo:rsid="001bcf36" style:font-style-asian="normal" style:font-style-complex="normal"/>
    </style:style>
    <style:style style:name="T17" style:family="text">
      <style:text-properties fo:font-style="normal" officeooo:rsid="001cc05d" style:font-style-asian="normal" style:font-style-complex="normal"/>
    </style:style>
    <style:style style:name="T18" style:family="text">
      <style:text-properties fo:font-style="normal" officeooo:rsid="001ef91d" style:font-style-asian="normal" style:font-style-complex="normal"/>
    </style:style>
    <style:style style:name="T19" style:family="text">
      <style:text-properties fo:font-style="normal" officeooo:rsid="001f4284" style:font-style-asian="normal" style:font-style-complex="normal"/>
    </style:style>
    <style:style style:name="T20" style:family="text">
      <style:text-properties officeooo:rsid="00140404"/>
    </style:style>
    <style:style style:name="T21" style:family="text">
      <style:text-properties officeooo:rsid="00157374"/>
    </style:style>
    <style:style style:name="T22" style:family="text">
      <style:text-properties officeooo:rsid="0015bca4"/>
    </style:style>
    <style:style style:name="T23" style:family="text">
      <style:text-properties officeooo:rsid="0019edfb"/>
    </style:style>
    <style:style style:name="T24" style:family="text">
      <style:text-properties officeooo:rsid="001bcf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ΕΘΝΙΚΟ ΚΑΙ ΚΑΠΟΔΙΣΤΡΙΑΚΟ ΠΑΝΕΠΙΣΤΗΜΙΟ ΑΘΗΝΩΝ</text:p>
      <text:p text:style-name="P4"/>
      <text:p text:style-name="P6">ΣΧΟΛΗ ΘΕΤΙΚΩΝ ΕΠΙΣΤΗΜΩΝ</text:p>
      <text:p text:style-name="P6">ΤΜΗΜΑ ΠΛΗΡΟΦΟΡΙΚΗΣ ΚΑΙ ΤΗΛΕΠΙΚΟΙΝΩΝΙΩΝ</text:p>
      <text:p text:style-name="Standard"/>
      <text:p text:style-name="Standard"/>
      <text:p text:style-name="Standard"/>
      <text:p text:style-name="Standard"/>
      <text:p text:style-name="Standard"/>
      <text:p text:style-name="P2"><text:span text:style-name="T2">1η </text:span><text:span text:style-name="T1">Εργασία για το μάθημα</text:span></text:p>
      <text:p text:style-name="P11"/>
      <text:p text:style-name="P7">Υλοποίηση Συστημάτων Βάσεων Δεδομένων</text:p>
      <text:p text:style-name="P11"/>
      <text:p text:style-name="P11"/>
      <text:p text:style-name="P11"/>
      <text:p text:style-name="P11"/>
      <text:p text:style-name="P12"/>
      <text:p text:style-name="P8">Χρήστος Κιτσανέλης</text:p>
      <text:p text:style-name="P12"/>
      <text:p text:style-name="P8">Α.Μ. : 1115201200065</text:p>
      <text:p text:style-name="P2"/>
      <text:p text:style-name="P2"/>
      <text:p text:style-name="P2"/>
      <text:p text:style-name="P9">Αλέξανδρος Λαποκωνσταντάκης</text:p>
      <text:p text:style-name="P13"/>
      <text:p text:style-name="P3"><text:span text:style-name="T3">Α.Μ. : 11152012000</text:span><text:span text:style-name="T4">88</text:span></text:p>
      <text:p text:style-name="P11"/>
      <text:p text:style-name="P11"/>
      <text:p text:style-name="P11"/>
      <text:p text:style-name="P11"/>
      <text:p text:style-name="P11"/>
      <text:p text:style-name="P11"/>
      <text:p text:style-name="P11"/>
      <text:p text:style-name="P11"/>
      <text:p text:style-name="P11"/>
      <text:p text:style-name="P2"><text:span text:style-name="T5">Επιβλέποντες: </text:span><text:span text:style-name="T6">Γουνόπουλος Δημήτριος</text:span><text:span text:style-name="T5">, <text:s/>Καθηγητής</text:span></text:p>
      <text:p text:style-name="P1"/>
      <text:p text:style-name="P1"/>
      <text:p text:style-name="P1"/>
      <text:p text:style-name="P10">ΑΘΗΝΑ</text:p>
      <text:p text:style-name="P2"><text:span text:style-name="T6">ΔΕΚΕΜΒΡΗΣ</text:span><text:span text:style-name="T5"> 2016</text:span></text:p>
      <text:p text:style-name="Standard"/>
      <text:p text:style-name="Standard"/>
      <text:p text:style-name="P20"><text:soft-page-break/>Στατικός κατακερματισμός</text:p>
      <text:p text:style-name="P18"/>
      <text:p text:style-name="P14"/>
      <text:p text:style-name="P14"/>
      <text:p text:style-name="P16"><text:tab/>Στην υλοποίση του στατικού κατακερματισμού, υπάρχουν 3 “είδη” κατηγορίας block. Στο πρώτο block αποθηκεύεται η δομή HT_first, η οποία έχει πληροφορίες για το αρχείο. Στη συνέχεια, αναλόγως τον αριθμό των buckets που θέλει ο χρήστης, δημιουργούνται όσα blocks χρειάζονται για να χωράει όλo το hashtable. Κάθε block έχει αποθηκευμένο ένα μονοδιάστατο πίνακα απο int που κάθε κελί αντιπροσωπεύει ένα bucket. Η τιμή του κάθε κελιού δείχνει σε ποιο block ξεκινάνε οι εγγραφές για το συγκεκριμένο hash value. Τέλος, όλα τα υπόλοιπα blocks έχουν αποθηκευμένες εγγραφές. <text:span text:style-name="T22">Τα blocks με εγγραφές έχουν στα πρώτα sizeof(int) bytes τον αριθμό των εγγραφών που υπάρχουν σε αυτό το block, στα επόμενα sizeof(int) bytes τον αριθμό του block που συνεχίζονται οι εγγραφές για αυτό το hash value ( σε περίπτωση υπερχείλισης ) και μετά γράφονται οι εγγραφές.</text:span></text:p>
      <text:p text:style-name="P16"/>
      <text:p text:style-name="P16"><text:span text:style-name="T7">HT_CreateIndex</text:span>: <text:span text:style-name="T20">Δημιουργούμε ένα νέο αρχείο, το ανοίγουμε, δεσμεύουμε ένα καινούργιο block για το αρχείο και περνάμε στο block μια δομή HT_first ( έχουμε προσθέσει στη δομή έναν int για να αναγνωρίζουμε εαν το αρχείο αυτό περιέχει hashtable και άλλον έναν int που κρατάει πόσα block θα δεσμευτούν για το HT_first και το hashtable). Στη συνέχεια, δεσμεύουμε όσα blocks χρειάζονται για το hashtable και περνάμε σε αυτά ένα πίνακα από int που κάθε κελί έχει τη τιμή -1, αφού δεν έχει εισέλθει ακόμα καμία εγγραφή.</text:span></text:p>
      <text:p text:style-name="P16"/>
      <text:p text:style-name="P16"><text:span text:style-name="T7">HT_OpenIndex</text:span>: <text:span text:style-name="T21">Ανοίγουμε το αρχείο με όνομα filename, διαβάζουμε το πρώτο block, σιγουρεύουμε ότι είναι αρχείο με hashtable και εαν είναι, περνάμε τις πληροφορίες που θέλουμε σε μια δομή HT_info.</text:span></text:p>
      <text:p text:style-name="P16"/>
      <text:p text:style-name="P16"><text:span text:style-name="T7">HT_CloseIndex</text:span>: <text:span text:style-name="T22">Κλείνουμε το αρχείο με το όνομα που υπάρχει στη δομή HT_info και αποδεσμεύουμε το HT_info από τη μνήμη.</text:span></text:p>
      <text:p text:style-name="P16"/>
      <text:p text:style-name="P25">HT_InsertEntry<text:span text:style-name="T10">: </text:span><text:span text:style-name="T11">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2">Αν η τιμή του κελιού είναι -1 ( δηλαδή δεν έχει ξαναμπεί εγγραφή με αυτό το hash value ), δεσμεύουμε νέο block, γράφουμε τον αριθμό του νέου block στο κελί, διαβάζουμε το νέο block, βάζουμε αριθμό εγγραφών = 1, αριθμό επόμενου block = -1, βάζουμε την εγγραφή και γράφουμε στο δίσκο το block αυτό. Αν η τιμή του κελιού είναι διαφορετική </text:span><text:soft-page-break/><text:span text:style-name="T12">του -1, διαβάζουμε το block με τη τιμη αυτή και τσεκάρουμε τον αριθμό των εγγραφών σε αυτό. Άμα είναι μικρότερος του μέγιστου αριθμού εγγραφών σε block, βάζουμε την εγγραφή στο block αυτό </text:span><text:span text:style-name="T13">και αυξάνουμε τον αριθμό των εγγραφών σε αυτό το block κατά 1</text:span><text:span text:style-name="T12">. Διαφορετικά, </text:span><text:span text:style-name="T13">κοιτάμε εαν υπάρχει άλλο block υπερχείλισης. Μπαίνουμε λοιπόν, σε μια λούπα που στοχεύει να βρεί το τελευταίο block που υπάρχει για αυτό το hash value. Όταν το βρει, εαν χωράει η εγγραφή θα μπεί εκεί και θα αυξήσει τον αριθμό εγγραφών του block, αλλιώς θα δημιουργήσει νέο block να βάλει την εγγραφή και θα φροντίσει να ενημερώσει το προηγούμενο block με τον αριθμό του νέου block.</text:span></text:p>
      <text:p text:style-name="P16"/>
      <text:p text:style-name="P17"><text:span text:style-name="T7">HT_GetAllEntries</text:span>: <text:span text:style-name="T11">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2">Αν η τιμή του κελιού είναι -1, </text:span><text:span text:style-name="T14">δεν υπάρχει καμία εγγραφή με αυτό το value. Διαφορετικά, διαβάζουμε το block με αριθμό της τιμής του κελιού και διαβάζουμε όσες εγγραφές έχει. Εκτυπώνουμε όσες έχουν το value που ψάχνουμε. Εαν ο αριθμός των εγγραφών ειναι ο μέγιστος, θα ελέγξουμε εαν υπάρχει block υπερχείλισης. Εαν υπάρχει, θα ελέγξουμε και τις εγγραφές εκείνου του block και θα τσεκάρουμε εαν υπάρχει και άλλο block για αυτό το hash value. Θα συνεχιστεί αυτή η λούπα μέχρι να φτάσουμε σε block που δεν έχει επόμενο.</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text:span text:style-name="T23">Επεκτατός</text:span> κατακερματισμός</text:p>
      <text:p text:style-name="P19"/>
      <text:p text:style-name="P15"/>
      <text:p text:style-name="P15"/>
      <text:p text:style-name="P23"><text:span text:style-name="T14"><text:tab/>Στην υλοποίση του </text:span><text:span text:style-name="T15">επεκτατού</text:span><text:span text:style-name="T14"> κατακερματισμού, υπάρχουν 3 “είδη” κατηγορίας block. Στο πρώτο block αποθηκεύεται η δομή </text:span><text:span text:style-name="T15">EH</text:span><text:span text:style-name="T14">_first, η οποία έχει πληροφορίες για το αρχείο. Στη συνέχεια, αναλόγως τον αριθμό των buckets που θέλει ο χρήστης, δημιουργούνται όσα blocks χρειάζονται για να </text:span><text:span text:style-name="T15">χωρέσει το αρχικό κομμάτι</text:span><text:span text:style-name="T14"> το</text:span><text:span text:style-name="T15">υ</text:span><text:span text:style-name="T14"> hashtable. Κάθε block </text:span><text:span text:style-name="T15">που είναι κομμάτι του hashtable</text:span><text:span text:style-name="T14"> έχει </text:span><text:span text:style-name="T15">στα πρώτα sizeof(int) bytes έναν αριθμό που δηλώνει τον αριθμό block στο οποίο συνεχίζει το hashtable και στη συνέχεια </text:span><text:span text:style-name="T14"><text:s/>αποθηκευμένο ένα μονοδιάστατο πίνακα απο int που κάθε κελί αντιπροσωπεύει ένα bucket. Η τιμή του κάθε κελιού δείχνει σε ποιο block </text:span><text:span text:style-name="T15">υπάρχουν</text:span><text:span text:style-name="T14"> οι εγγραφές για το συγκεκριμένο hash value. Τέλος, όλα τα υπόλοιπα blocks έχουν αποθηκευμένες εγγραφές. </text:span><text:span text:style-name="T11">Τα blocks με εγγραφές έχουν στα πρώτα sizeof(int) bytes τον αριθμό των εγγραφών που υπάρχουν σε αυτό το block, στα επόμενα sizeof(int) bytes το </text:span><text:span text:style-name="T15">τοπικό βάθος αυτού του block</text:span><text:span text:style-name="T11"> και μετά γράφονται οι εγγραφές.</text:span></text:p>
      <text:p text:style-name="P23"/>
      <text:p text:style-name="P23"/>
      <text:p text:style-name="P24"><text:span text:style-name="T9">EH</text:span><text:span text:style-name="T7">_CreateIndex</text:span>: <text:span text:style-name="T20">Δημιουργούμε ένα νέο αρχείο, το ανοίγουμε, δεσμεύουμε ένα καινούργιο block για το αρχείο και περνάμε στο block μια δομή EH_first ( έχουμε προσθέσει στη δομή έναν int για να αναγνωρίζουμε εαν το αρχείο αυτό περιέχει hashtable, άλλον έναν int που κρατάει το αρχικό global βάθος και άλλον έναν int που κρατάει πόσα buckets υπάρχουν στο τελευταίο block του hashtable). Στη συνέχεια, δεσμεύουμε όσα blocks χρειάζονται για το hashtable και περνάμε σε αυτά ένα πίνακα από int που κάθε κελί έχει τη τιμή -1, αφού δεν έχει εισέλθει ακόμα καμία εγγραφή.</text:span></text:p>
      <text:p text:style-name="P24"/>
      <text:p text:style-name="P24"><text:span text:style-name="T9">EH</text:span><text:span text:style-name="T7">_OpenIndex</text:span>: <text:span text:style-name="T21">Ανοίγουμε το αρχείο με όνομα filename, διαβάζουμε το πρώτο block, σιγουρεύουμε ότι είναι αρχείο με hashtable και εαν είναι, περνάμε τις πληροφορίες που θέλουμε σε μια δομή EH_info.</text:span></text:p>
      <text:p text:style-name="P24"/>
      <text:p text:style-name="P24"><text:span text:style-name="T9">EH</text:span><text:span text:style-name="T7">_CloseIndex</text:span>: <text:span text:style-name="T22">Κλείνουμε το αρχείο με το όνομα που υπάρχει στη δομή EH_info και αποδεσμεύουμε το EH_info από τη μνήμη.</text:span></text:p>
      <text:p text:style-name="P24"/>
      <text:p text:style-name="P25"><text:span text:style-name="T24">EH</text:span>_InsertEntry<text:span text:style-name="T10">: </text:span><text:span text:style-name="T11">Από το </text:span><text:span text:style-name="T16">EH</text:span><text:span text:style-name="T11">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2">Αν η τιμή του κελιού είναι -1 ( δηλαδή δεν έχει ξαναμπεί εγγραφή με αυτό το hash value ), δεσμεύουμε νέο block, γράφουμε τον αριθμό του νέου block στο κελί, διαβάζουμε το </text:span><text:soft-page-break/><text:span text:style-name="T12">νέο block, βάζουμε αριθμό εγγραφών = 1, <text:s/></text:span><text:span text:style-name="T17">βάζουμε το τοπικό βάθος ίσο με το global</text:span><text:span text:style-name="T12">, βάζουμε την εγγραφή και γράφουμε στο δίσκο το block αυτό. Αν η τιμή του κελιού είναι διαφορετική του -1, διαβάζουμε το block με τη τιμη αυτή και τσεκάρουμε τον αριθμό των εγγραφών σε αυτό. Άμα είναι μικρότερος του μέγιστου αριθμού εγγραφών σε block, βάζουμε την εγγραφή στο block αυτό </text:span><text:span text:style-name="T13">και αυξάνουμε τον αριθμό των εγγραφών σε αυτό το block κατά 1</text:span><text:span text:style-name="T12">. Διαφορετικά, </text:span><text:span text:style-name="T17">ελέγχουμε εαν το τοπικό βάθος είναι μικρότερο του ολικού. Εαν είναι, αντιγράφουμε τις εγγραφές που υπήρχαν στο block αυτό σε ένα πίνακα από records,αυξάνουμε κατά ένα το τοπικό βάθος, μηδενίζουμε τον αριθμό των εγγραφών, αδειάζουμε τις εγγραφές από το block και προσθέτουμε πάλι τις εγγραφές μαζί με τη καινούργια. Εαν το τοπικό βάθος είναι ίσο του ολικού, <text:s/>αντιγράφουμε τις εγγραφές που υπήρχαν στο block αυτό σε ένα πίνακα από records,αυξάνουμε κατά ένα το τοπικό βάθος, μηδενίζουμε τον αριθμό των εγγραφών και αδειάζουμε τις εγγραφές από το block. Στη συνέχεια, διπλασιάζουμε το μέγεθος του hashtable και προσθέτουμε τα νέα buckets εαν χωράνε στο τελευταίο block του hashtable, αλλιώς δημιουργούμε νέα block και τα προσθέτουμε και εκεί. Αποθηκεύουμε στις δομές EH_first και EH_info τις αλλαγές που έγιναν στο ολικό βάθος και τον αριθμό των buckets στο τελευταίο block του hashtable. Τέλος, προχωράμε στην εκ νέου εισαγωγή των αποθηκευμένων εγγραφών και της καινούργιας.</text:span></text:p>
      <text:p text:style-name="P24"/>
      <text:p text:style-name="P24"><text:span text:style-name="T9">EH</text:span><text:span text:style-name="T8">_GetAllEntries</text:span><text:span text:style-name="T11">: Από το </text:span><text:span text:style-name="T16">EH</text:span><text:span text:style-name="T11">_</text:span><text:span text:style-name="T18">info</text:span><text:span text:style-name="T11"> βλέπουμε </text:span><text:span text:style-name="T18">το αρχικό ολικό βάθος, το τωρινό ολικό βάθος, τα</text:span><text:span text:style-name="T11"> attrType και attrName </text:span><text:span text:style-name="T18">και τα </text:span><text:span text:style-name="T11">χρησιμοποι</text:span><text:span text:style-name="T18">ού</text:span><text:span text:style-name="T11">με για να υπολογίσουμε </text:span><text:span text:style-name="T18">όλα τα πιθανά</text:span><text:span text:style-name="T11"> hash value </text:span><text:span text:style-name="T18">που θα μπορούσε να είχε πάρει ένα record με αυτό το value</text:span><text:span text:style-name="T11">. </text:span><text:span text:style-name="T18">Αποθηκεύουμε όλες τις ξεχωριστές τιμές σε ένα πίνακα από int.</text:span><text:span text:style-name="T11"> </text:span><text:span text:style-name="T19">Για κάθε μια από αυτές τις τιμές</text:span><text:span text:style-name="T11">, υπολογίζουμε σε ποιο block του hash table υπάρχει αυτή </text:span><text:span text:style-name="T19">η τιμή</text:span><text:span text:style-name="T11">, διαβάζουμε το κατάλληλο block και διαβάζουμε το κατάλληλο κελί αυτού του block. </text:span><text:span text:style-name="T12">Αν η τιμή του κελιού είναι -1, </text:span><text:span text:style-name="T14">δεν υπάρχει καμία εγγραφή με αυτό το value. Διαφορετικά, διαβάζουμε το block με αριθμό της τιμής του κελιού και διαβάζουμε όσες εγγραφές έχει. Εκτυπώνουμε όσες έχουν το value που ψάχνουμ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Contents_20_Heading" style:display-name="Contents Heading" style:family="paragraph" style:parent-style-name="Heading" style:default-outline-level="" style:class="index"/>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default-outline-level=""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0:56:28</meta:creation-date>
    <dc:language>en-US</dc:language>
    <meta:editing-cycles>13</meta:editing-cycles>
    <meta:editing-duration>PT1H38M5S</meta:editing-duration>
    <meta:generator>LibreOffice/4.2.8.2$Linux_X86_64 LibreOffice_project/420m0$Build-2</meta:generator>
    <dc:date>2016-12-17T21:32:48.762827894</dc:date>
    <meta:document-statistic meta:table-count="0" meta:image-count="0" meta:object-count="0" meta:page-count="5" meta:paragraph-count="26" meta:word-count="1363" meta:character-count="8550" meta:non-whitespace-character-count="7207"/>
  </office:meta>
</office:document-meta>
</file>